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60000005E83E41A9C.png"/>
  <manifest:file-entry manifest:media-type="image/png" manifest:full-path="Pictures/1000000000000055000000529929EB9D.png"/>
  <manifest:file-entry manifest:media-type="image/png" manifest:full-path="Pictures/10000000000000580000004FFB9DB296.png"/>
  <manifest:file-entry manifest:media-type="image/png" manifest:full-path="Pictures/10000000000000930000006532B0615E.png"/>
  <manifest:file-entry manifest:media-type="image/png" manifest:full-path="Pictures/10000000000000980000009C26F26EB4.png"/>
  <manifest:file-entry manifest:media-type="image/png" manifest:full-path="Pictures/100000000000009E0000006A265A5A2E.png"/>
  <manifest:file-entry manifest:media-type="image/png" manifest:full-path="Pictures/10000000000000520000005440470F4D.png"/>
  <manifest:file-entry manifest:media-type="image/png" manifest:full-path="Pictures/100000000000005300000052B14D62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355e00" draw:marker-start-width="0.457cm" draw:marker-end-width="0.457cm" draw:fill="solid" draw:fill-color="#355e00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3" style:family="graphic" style:parent-style-name="standard">
      <style:graphic-properties draw:stroke="none" svg:stroke-color="#ffffff" draw:fill="none" draw:fill-color="#ffffff" fo:min-height="0.624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48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end"/>
      <style:text-properties fo:color="#ffffff" fo:font-size="22pt" style:font-size-asian="22pt" style:font-size-complex="22pt"/>
    </style:style>
    <style:style style:name="P4" style:family="paragraph">
      <style:paragraph-properties fo:text-align="end"/>
      <style:text-properties fo:color="#ffffff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8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h-intro.png" draw:style-name="dp1" draw:master-page-name="Default">
        <draw:frame draw:style-name="gr1" draw:text-style-name="P1" draw:layer="layout" svg:width="5.361cm" svg:height="5.502cm" svg:x="0.635cm" svg:y="11.487cm">
          <draw:image xlink:href="Pictures/10000000000000980000009C26F26EB4.png" xlink:type="simple" xlink:show="embed" xlink:actuate="onLoad">
            <text:p/>
          </draw:image>
        </draw:frame>
        <draw:rect draw:style-name="gr2" draw:text-style-name="P2" draw:layer="layout" svg:width="15.591cm" svg:height="1.216cm" svg:x="1.25cm" svg:y="7.013cm">
          <text:p/>
        </draw:rect>
        <draw:frame draw:style-name="gr3" draw:text-style-name="P4" draw:layer="layout" svg:width="6.215cm" svg:height="1.119cm" svg:x="6.32cm" svg:y="7.112cm">
          <draw:text-box>
            <text:p text:style-name="P3"><text:span text:style-name="T1">Atom Hopper</text:span></text:p>
          </draw:text-box>
        </draw:frame>
        <draw:g>
          <draw:custom-shape draw:style-name="gr4" draw:text-style-name="P5" draw:layer="layout" svg:width="0.595cm" svg:height="0.501cm" svg:x="16.647cm" svg:y="2.959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3.898cm" svg:height="1.191cm" svg:x="17.057cm" svg:y="2.705cm">
            <draw:text-box>
              <text:p text:style-name="P6"><text:span text:style-name="T3">Events collected</text:span><text:span text:style-name="T4"> </text:span><text:span text:style-name="T4"><text:line-break/></text:span><text:span text:style-name="T3">by</text:span><text:span text:style-name="T4"> </text:span><text:span text:style-name="T5">Atom Hopper</text:span></text:p>
            </draw:text-box>
          </draw:frame>
        </draw:g>
        <draw:frame draw:style-name="gr1" draw:text-style-name="P1" draw:layer="layout" svg:width="5.612cm" svg:height="4.212cm" svg:x="4.723cm" svg:y="16.667cm">
          <draw:image xlink:href="Pictures/10000000000000930000006532B0615E.png" xlink:type="simple" xlink:show="embed" xlink:actuate="onLoad">
            <text:p/>
          </draw:image>
        </draw:frame>
        <draw:frame draw:style-name="gr1" draw:text-style-name="P1" draw:layer="layout" svg:width="5.572cm" svg:height="3.738cm" svg:x="11.588cm" svg:y="16.292cm">
          <draw:image xlink:href="Pictures/100000000000009E0000006A265A5A2E.png" xlink:type="simple" xlink:show="embed" xlink:actuate="onLoad">
            <text:p/>
          </draw:image>
        </draw:frame>
        <draw:frame draw:style-name="gr1" draw:text-style-name="P1" draw:layer="layout" svg:width="1.438cm" svg:height="2.699cm" svg:x="17.257cm" svg:y="11.086cm">
          <draw:image xlink:href="Pictures/10000000000000360000005E83E41A9C.png" xlink:type="simple" xlink:show="embed" xlink:actuate="onLoad">
            <text:p/>
          </draw:image>
        </draw:frame>
        <draw:custom-shape draw:name="Server" draw:style-name="standard" draw:text-style-name="P1" draw:layer="layout" svg:width="2.709cm" svg:height="13.187cm" draw:transform="rotate (-1.56521127318941) translate (35.072cm 3.043cm)">
          <draw:glue-point draw:id="4" svg:x="0cm" svg:y="0.973cm"/>
          <text:p/>
          <draw:enhanced-geometry svg:viewBox="0 0 600 1000" draw:text-areas="0 1001 600 1091" draw:type="NonPrimitive" draw:enhanced-path="M 0 0 L 600 0 600 974 0 974 F Z N M 52 974 L 52 1000 552 1000 552 974 F N T 94 88 12 10 0 360 Z N T 94 213 12 10 0 360 Z N T 94 248 12 10 0 360 Z N M 236 49 L 569 49 569 357 236 357 Z N M 236 152 L 569 152 F N M 236 254 L 569 254 F N M 136 77 L 202 77 202 301 136 301 Z N M 169 77 L 169 301 F N M 160 156 L 177 156 177 212 160 212 F Z N M 136 385 L 569 385 569 905 136 905 F Z N M 161 410 L 193 410 193 442 161 442 Z N M 212 410 L 244 410 244 442 212 442 Z N M 264 410 L 296 410 296 442 264 442 Z N M 316 410 L 348 410 348 442 316 442 Z N M 407 410 L 439 410 439 442 407 442 Z N M 459 410 L 491 410 491 442 459 442 Z N M 510 410 L 542 410 542 442 510 442 Z N M 161 464 L 193 464 193 496 161 496 Z N M 212 464 L 244 464 244 496 212 496 Z N M 264 464 L 296 464 296 496 264 496 Z N M 407 464 L 439 464 439 496 407 496 Z N M 459 464 L 491 464 491 496 459 496 Z N M 510 464 L 542 464 542 496 510 496 Z N M 161 519 L 193 519 193 551 161 551 Z N M 212 519 L 244 519 244 551 212 551 Z N M 264 519 L 296 519 296 551 264 551 Z N M 407 519 L 439 519 439 551 407 551 Z N M 459 519 L 491 519 491 551 459 551 Z N M 510 519 L 542 519 542 551 510 551 Z N M 161 574 L 193 574 193 606 161 606 Z N M 212 574 L 244 574 244 606 212 606 Z N M 264 574 L 296 574 296 606 264 606 Z N M 316 574 L 348 574 348 606 316 606 Z N M 407 574 L 439 574 439 606 407 606 Z N M 459 574 L 491 574 491 606 459 606 Z N M 510 574 L 542 574 542 606 510 606 Z N M 161 629 L 193 629 193 661 161 661 Z N M 212 629 L 244 629 244 661 212 661 Z N M 264 629 L 296 629 296 661 264 661 Z N M 316 629 L 348 629 348 661 316 661 Z N M 407 629 L 439 629 439 661 407 661 Z N M 459 629 L 491 629 491 661 459 661 Z N M 510 629 L 542 629 542 661 510 661 Z N M 161 684 L 193 684 193 716 161 716 Z N M 212 684 L 244 684 244 716 212 716 Z N M 264 684 L 296 684 296 716 264 716 Z N M 316 684 L 348 684 348 716 316 716 Z N M 407 684 L 439 684 439 716 407 716 Z N M 459 684 L 491 684 491 716 459 716 Z N M 510 684 L 542 684 542 716 510 716 Z N M 161 738 L 193 738 193 770 161 770 Z N M 212 738 L 244 738 244 770 212 770 Z N M 264 738 L 296 738 296 770 264 770 Z N M 316 738 L 348 738 348 770 316 770 Z N M 407 738 L 439 738 439 770 407 770 Z N M 459 738 L 491 738 491 770 459 770 Z N M 510 738 L 542 738 542 770 510 770 Z N M 161 793 L 193 793 193 825 161 825 Z N M 212 793 L 244 793 244 825 212 825 Z N M 264 793 L 296 793 296 825 264 825 Z N M 316 793 L 348 793 348 825 316 825 Z N M 407 793 L 439 793 439 825 407 825 Z N M 459 793 L 491 793 491 825 459 825 Z N M 510 793 L 542 793 542 825 510 825 Z N M 161 848 L 193 848 193 880 161 880 Z N M 212 848 L 244 848 244 880 212 880 Z N M 264 848 L 296 848 296 880 264 880 Z N M 316 848 L 348 848 348 880 316 880 Z N M 407 848 L 439 848 439 880 407 880 Z N M 459 848 L 491 848 491 880 459 880 Z N M 510 848 L 542 848 542 880 510 880 Z N M 315 455 L 406 455 406 546 315 546 Z N"/>
        </draw:custom-shape>
        <draw:frame draw:style-name="gr1" draw:text-style-name="P1" draw:layer="layout" svg:width="1.231cm" svg:height="1.157cm" svg:x="2.725cm" svg:y="3.247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22cm" svg:height="1.156cm" svg:x="1.679cm" svg:y="1.989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33cm" svg:height="1.145cm" svg:x="4.442cm" svg:y="2.015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22cm" svg:height="1.158cm" svg:x="5.828cm" svg:y="4.051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22cm" svg:height="1.158cm" svg:x="8.812cm" svg:y="5.404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22cm" svg:height="1.158cm" svg:x="7.425cm" svg:y="3.287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33cm" svg:height="1.145cm" svg:x="3.089cm" svg:y="1.495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4.129cm" svg:y="3.301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5.727cm" svg:y="2.572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5.623cm" svg:y="1.009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1.908cm" svg:y="1.703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0.553cm" svg:y="3.579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8.435cm" svg:y="1.287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0.553cm" svg:y="5.24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1cm" svg:height="1.157cm" svg:x="12.587cm" svg:y="3.248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9.984cm" svg:y="1.165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13.907cm" svg:y="4.602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22cm" svg:height="1.156cm" svg:x="8.867cm" svg:y="3.585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10.708cm" svg:y="2.371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12.131cm" svg:y="4.697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14.77cm" svg:y="1.815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31cm" svg:height="1.157cm" svg:x="1.649cm" svg:y="4.672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13.178cm" svg:y="1.234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15.192cm" svg:y="3.526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3.803cm" svg:y="5.019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3cm" svg:height="1.145cm" svg:x="13.922cm" svg:y="2.989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.214cm" svg:y="3.33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5.415cm" svg:y="5.384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22cm" svg:height="1.156cm" svg:x="7.304cm" svg:y="4.627cm">
          <draw:image xlink:href="Pictures/1000000000000055000000529929EB9D.png" xlink:type="simple" xlink:show="embed" xlink:actuate="onLoad">
            <text:p/>
          </draw:image>
        </draw:frame>
        <draw:g>
          <draw:custom-shape draw:style-name="gr4" draw:text-style-name="P5" draw:layer="layout" svg:width="0.501cm" svg:height="0.501cm" svg:x="16.664cm" svg:y="9.974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3.285cm" svg:height="1.191cm" svg:x="17.01cm" svg:y="9.72cm">
            <draw:text-box>
              <text:p text:style-name="P6"><text:span text:style-name="T3">Events routed</text:span><text:span text:style-name="T4"> </text:span><text:span text:style-name="T4"><text:line-break/></text:span><text:span text:style-name="T3">to</text:span><text:span text:style-name="T4"> </text:span><text:span text:style-name="T5">subscriber</text:span></text:p>
            </draw:text-box>
          </draw:frame>
        </draw:g>
        <draw:frame draw:style-name="gr1" draw:text-style-name="P1" draw:layer="layout" svg:width="1.222cm" svg:height="1.158cm" svg:x="13.848cm" svg:y="8.46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31cm" svg:height="1.157cm" svg:x="9.152cm" svg:y="2.381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22cm" svg:height="1.156cm" svg:x="6.992cm" svg:y="2.022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8cm" svg:x="14.715cm" svg:y="9.709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22cm" svg:height="1.158cm" svg:x="15.758cm" svg:y="11.064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33cm" svg:height="1.145cm" svg:x="15.103cm" svg:y="15.074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3.576cm" svg:y="15.075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4.34cm" svg:y="13.998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3.09cm" svg:y="13.651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3.923cm" svg:y="12.471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2.361cm" svg:y="12.505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3.265cm" svg:y="11.25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1.736cm" svg:y="10.874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2.709cm" svg:y="10.00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0.799cm" svg:y="9.728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1.772cm" svg:y="8.82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3cm" svg:height="1.145cm" svg:x="10.452cm" svg:y="8.374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31cm" svg:height="1.157cm" svg:x="9.013cm" svg:y="16.547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8.284cm" svg:y="17.695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7.728cm" svg:y="15.472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8.943cm" svg:y="14.743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7.728cm" svg:y="13.875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8.596cm" svg:y="12.729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7.867cm" svg:y="11.34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8.423cm" svg:y="9.812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31cm" svg:height="1.157cm" svg:x="7.902cm" svg:y="8.389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22cm" svg:height="1.156cm" svg:x="1.192cm" svg:y="8.413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2.719cm" svg:y="8.483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1.4cm" svg:y="9.976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4.213cm" svg:y="8.448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5.289cm" svg:y="9.42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2.998cm" svg:y="9.801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22cm" svg:height="1.156cm" svg:x="4.247cm" svg:y="10.427cm">
          <draw:image xlink:href="Pictures/1000000000000055000000529929EB9D.png" xlink:type="simple" xlink:show="embed" xlink:actuate="onLoad">
            <text:p/>
          </draw:image>
        </draw:frame>
      </draw:page>
      <draw:page draw:name="zzSCRATCH" draw:style-name="dp1" draw:master-page-name="Default">
        <draw:frame draw:style-name="gr1" draw:text-style-name="P1" draw:layer="layout" svg:width="2.997cm" svg:height="2.891cm" svg:x="7.807cm" svg:y="10.395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3.103cm" svg:height="2.786cm" svg:x="4.143cm" svg:y="10.691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2.927cm" svg:height="2.891cm" svg:x="4.161cm" svg:y="14.631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2.891cm" svg:height="2.962cm" svg:x="8.069cm" svg:y="14.318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964cm" svg:height="1.966cm" svg:x="15.675cm" svg:y="14.597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949cm" svg:height="1.965cm" svg:x="15.725cm" svg:y="12.341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968cm" svg:height="1.945cm" svg:x="17.859cm" svg:y="12.327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95cm" svg:height="1.966cm" svg:x="18.189cm" svg:y="14.666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506cm" svg:height="1.507cm" svg:x="10.015cm" svg:y="4.899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495cm" svg:height="1.506cm" svg:x="10.053cm" svg:y="3.17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509cm" svg:height="1.491cm" svg:x="11.69cm" svg:y="3.16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495cm" svg:height="1.507cm" svg:x="11.943cm" svg:y="4.952cm">
          <draw:image xlink:href="Pictures/100000000000005300000052B14D6294.png" xlink:type="simple" xlink:show="embed" xlink:actuate="onLoad">
            <text:p/>
          </draw:image>
        </draw:frame>
        <draw:frame draw:style-name="gr1" draw:text-style-name="P1" draw:layer="layout" svg:width="1.231cm" svg:height="1.157cm" svg:x="3.176cm" svg:y="4.393cm">
          <draw:image xlink:href="Pictures/10000000000000520000005440470F4D.png" xlink:type="simple" xlink:show="embed" xlink:actuate="onLoad">
            <text:p/>
          </draw:image>
        </draw:frame>
        <draw:frame draw:style-name="gr1" draw:text-style-name="P1" draw:layer="layout" svg:width="1.222cm" svg:height="1.156cm" svg:x="3.207cm" svg:y="3.065cm">
          <draw:image xlink:href="Pictures/1000000000000055000000529929EB9D.png" xlink:type="simple" xlink:show="embed" xlink:actuate="onLoad">
            <text:p/>
          </draw:image>
        </draw:frame>
        <draw:frame draw:style-name="gr1" draw:text-style-name="P1" draw:layer="layout" svg:width="1.233cm" svg:height="1.145cm" svg:x="4.545cm" svg:y="3.057cm">
          <draw:image xlink:href="Pictures/10000000000000580000004FFB9DB296.png" xlink:type="simple" xlink:show="embed" xlink:actuate="onLoad">
            <text:p/>
          </draw:image>
        </draw:frame>
        <draw:frame draw:style-name="gr1" draw:text-style-name="P1" draw:layer="layout" svg:width="1.222cm" svg:height="1.158cm" svg:x="4.751cm" svg:y="4.433cm">
          <draw:image xlink:href="Pictures/100000000000005300000052B14D62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3-22T00:31:27</dc:date>
    <dc:creator>Rose Coste</dc:creator>
    <meta:editing-duration>PT166H32M16S</meta:editing-duration>
    <meta:editing-cycles>75</meta:editing-cycles>
    <meta:generator>OpenOffice.org/3.2$Unix OpenOffice.org_project/320m18$Build-9502</meta:generator>
    <meta:document-statistic meta:object-count="91"/>
  </office:meta>
</office:document-meta>
</file>